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6" svg:font-family="Arial"/>
    <style:font-face style:name="OpenSymbol" svg:font-family="OpenSymbol"/>
    <style:font-face style:name="Arial2" svg:font-family="Arial" style:font-family-generic="swiss"/>
    <style:font-face style:name="Arial4" svg:font-family="Arial" style:font-adornments="Regular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font-name="Lucida Console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master-page-name="Portrait_2c__20_3_2f_4_22__20_margins">
      <style:paragraph-properties style:page-number="auto"/>
      <style:text-properties style:font-name="Lucida Console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Lucida Console1" fo:language="en" fo:country="US" style:font-name-asian="Arial2" style:language-asian="en" style:country-asian="US" style:font-name-complex="Arial2" style:language-complex="en" style:country-complex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5"/>Work piece diameter in inches for perfect knurling <text:s text:c="15"/></text:p>
      <text:p text:style-name="P1"/>
      <text:p text:style-name="P1">The maximum diameter increase is the estimate in inches of how much larger</text:p>
      <text:p text:style-name="P1">a fully-formed knurl will be over the starting diameter. <text:s/>[X] is the</text:p>
      <text:p text:style-name="P1">integer number of knurl pitches around the circumference.</text:p>
      <text:p text:style-name="P1"/>
      <text:p text:style-name="P1">Knurl: <text:s/>Enco holder <text:s text:c="3"/>[diameter = 0.75 inches, 40 teeth]</text:p>
      <text:p text:style-name="P1"><text:s text:c="2"/>0.113 [6] <text:s text:c="6"/>0.506 [27] <text:s text:c="5"/>0.881 [47] <text:s text:c="5"/>1.256 [67] <text:s text:c="5"/>1.631 [87]</text:p>
      <text:p text:style-name="P1"><text:s text:c="2"/>0.131 [7] <text:s text:c="6"/>0.525 [28] <text:s text:c="5"/>0.900 [48] <text:s text:c="5"/>1.275 [68] <text:s text:c="5"/>1.650 [88]</text:p>
      <text:p text:style-name="P1"><text:s text:c="2"/>0.150 [8] <text:s text:c="6"/>0.544 [29] <text:s text:c="5"/>0.919 [49] <text:s text:c="5"/>1.294 [69] <text:s text:c="5"/>1.669 [89]</text:p>
      <text:p text:style-name="P1"><text:s text:c="2"/>0.169 [9] <text:s text:c="6"/>0.562 [30] <text:s text:c="5"/>0.937 [50] <text:s text:c="5"/>1.312 [70] <text:s text:c="5"/>1.688 [90]</text:p>
      <text:p text:style-name="P1"><text:s text:c="2"/>0.188 [10] <text:s text:c="5"/>0.581 [31] <text:s text:c="5"/>0.956 [51] <text:s text:c="5"/>1.331 [71] <text:s text:c="5"/>1.706 [91]</text:p>
      <text:p text:style-name="P1"><text:s text:c="2"/>0.206 [11] <text:s text:c="5"/>0.600 [32] <text:s text:c="5"/>0.975 [52] <text:s text:c="5"/>1.350 [72] <text:s text:c="5"/>1.725 [92]</text:p>
      <text:p text:style-name="P1"><text:s text:c="2"/>0.225 [12] <text:s text:c="5"/>0.619 [33] <text:s text:c="5"/>0.994 [53] <text:s text:c="5"/>1.369 [73] <text:s text:c="5"/>1.744 [93]</text:p>
      <text:p text:style-name="P1"><text:s text:c="2"/>0.244 [13] <text:s text:c="5"/>0.637 [34] <text:s text:c="5"/>1.013 [54] <text:s text:c="5"/>1.387 [74] <text:s text:c="5"/>1.763 [94]</text:p>
      <text:p text:style-name="P1"><text:s text:c="2"/>0.263 [14] <text:s text:c="5"/>0.656 [35] <text:s text:c="5"/>1.031 [55] <text:s text:c="5"/>1.406 [75] <text:s text:c="5"/>1.781 [95]</text:p>
      <text:p text:style-name="P1"><text:s text:c="2"/>0.281 [15] <text:s text:c="5"/>0.675 [36] <text:s text:c="5"/>1.050 [56] <text:s text:c="5"/>1.425 [76] <text:s text:c="5"/>1.800 [96]</text:p>
      <text:p text:style-name="P1"><text:s text:c="2"/>0.300 [16] <text:s text:c="5"/>0.694 [37] <text:s text:c="5"/>1.069 [57] <text:s text:c="5"/>1.444 [77] <text:s text:c="5"/>1.819 [97]</text:p>
      <text:p text:style-name="P1"><text:s text:c="2"/>0.319 [17] <text:s text:c="5"/>0.713 [38] <text:s text:c="5"/>1.087 [58] <text:s text:c="5"/>1.463 [78] <text:s text:c="5"/>1.837 [98]</text:p>
      <text:p text:style-name="P1"><text:s text:c="2"/>0.338 [18] <text:s text:c="5"/>0.731 [39] <text:s text:c="5"/>1.106 [59] <text:s text:c="5"/>1.481 [79] <text:s text:c="5"/>1.856 [99]</text:p>
      <text:p text:style-name="P1"><text:s text:c="2"/>0.356 [19] <text:s text:c="5"/>0.750 [40] <text:s text:c="5"/>1.125 [60] <text:s text:c="5"/>1.500 [80] <text:s text:c="5"/>1.875 [100]</text:p>
      <text:p text:style-name="P1"><text:s text:c="2"/>0.375 [20] <text:s text:c="5"/>0.769 [41] <text:s text:c="5"/>1.144 [61] <text:s text:c="5"/>1.519 [81] <text:s text:c="5"/>1.894 [101]</text:p>
      <text:p text:style-name="P1"><text:s text:c="2"/>0.394 [21] <text:s text:c="5"/>0.787 [42] <text:s text:c="5"/>1.163 [62] <text:s text:c="5"/>1.537 [82] <text:s text:c="5"/>1.913 [102]</text:p>
      <text:p text:style-name="P1"><text:s text:c="2"/>0.412 [22] <text:s text:c="5"/>0.806 [43] <text:s text:c="5"/>1.181 [63] <text:s text:c="5"/>1.556 [83] <text:s text:c="5"/>1.931 [103]</text:p>
      <text:p text:style-name="P1"><text:s text:c="2"/>0.431 [23] <text:s text:c="5"/>0.825 [44] <text:s text:c="5"/>1.200 [64] <text:s text:c="5"/>1.575 [84] <text:s text:c="5"/>1.950 [104]</text:p>
      <text:p text:style-name="P1"><text:s text:c="2"/>0.450 [24] <text:s text:c="5"/>0.844 [45] <text:s text:c="5"/>1.219 [65] <text:s text:c="5"/>1.594 [85] <text:s text:c="5"/>1.969 [105]</text:p>
      <text:p text:style-name="P1"><text:s text:c="2"/>0.469 [25] <text:s text:c="5"/>0.863 [46] <text:s text:c="5"/>1.237 [66] <text:s text:c="5"/>1.613 [86] <text:s text:c="5"/>1.987 [106]</text:p>
      <text:p text:style-name="P1"><text:s text:c="2"/>0.487 [26]</text:p>
      <text:p text:style-name="P1"><text:s text:c="20"/>Maximum diameter increase = 0.05 inches <text:s text:c="2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6" svg:font-family="Arial"/>
    <style:font-face style:name="OpenSymbol" svg:font-family="OpenSymbol"/>
    <style:font-face style:name="Arial2" svg:font-family="Arial" style:font-family-generic="swiss"/>
    <style:font-face style:name="Arial4" svg:font-family="Arial" style:font-adornments="Regular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6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6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3333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4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4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4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4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4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4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4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4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4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4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4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4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4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4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4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4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4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4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4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4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4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4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4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4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4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4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4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4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4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4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4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4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4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4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4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4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4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4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4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4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4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4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4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4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4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4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4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4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4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4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4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4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4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4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4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4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4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4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4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4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4.99mm" fo:margin-bottom="14.99mm" fo:margin-left="4.99mm" fo:margin-right="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2"/>
    <style:master-page style:name="Portrait_2c__20_1_2f_2_22__20_margins" style:display-name="Portrait, 1/2&quot; margins" style:page-layout-name="Mpm3"/>
    <style:master-page style:name="Portrait_2c__20_0.3_22__20_margins" style:display-name="Portrait, 0.3&quot; margins" style:page-layout-name="Mpm4"/>
    <style:master-page style:name="Landscape_2c__20_0.3_22__20_margins" style:display-name="Landscape, 0.3&quot; margins" style:page-layout-name="Mpm5"/>
    <style:master-page style:name="Landscape_2c__20_1_2f_2_22__20_margins" style:display-name="Landscape, 1/2&quot; margins" style:page-layout-name="Mpm6"/>
    <style:master-page style:name="Landscape_2c__20_3_2f_4_22__20_margins" style:display-name="Landscape, 3/4&quot; margins" style:page-layout-name="Mpm7"/>
    <style:master-page style:name="Portrait_2c__20_1_22__20_margins" style:display-name="Portrait, 1&quot; margins" style:page-layout-name="Mpm8"/>
    <style:master-page style:name="Landscape_2c__20_1_22__20_margins" style:display-name="Landscape, 1&quot; margins" style:page-layout-name="Mpm9"/>
    <style:master-page style:name="Title_20_page_2c__20_portrait" style:display-name="Title page, portrait" style:page-layout-name="Mpm10" style:next-style-name="Standard"/>
    <style:master-page style:name="Title_20_page_2c__20_landscape" style:display-name="Title page, landscape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1" meta:paragraph-count="27" meta:word-count="258" meta:character-count="1956"/>
    <meta:template xlink:type="simple" xlink:actuate="onRequest" xlink:title="Normal" xlink:href="../Normal.ott" meta:date="2014-12-28T08:19:31.36"/>
  </office:meta>
</office:document-meta>
</file>